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Subtitle">
      <style:text-properties officeooo:rsid="0016a255" officeooo:paragraph-rsid="0016a255"/>
    </style:style>
    <style:style style:name="P5" style:family="paragraph" style:parent-style-name="Table_20_Contents">
      <style:text-properties officeooo:rsid="004ac40e" officeooo:paragraph-rsid="004ac40e"/>
    </style:style>
    <style:style style:name="P6" style:family="paragraph" style:parent-style-name="Table_20_Contents">
      <style:text-properties officeooo:rsid="004b5045" officeooo:paragraph-rsid="004b5045"/>
    </style:style>
    <style:style style:name="P7" style:family="paragraph" style:parent-style-name="Table_20_Contents">
      <style:text-properties officeooo:rsid="004b8e12" officeooo:paragraph-rsid="004b8e12"/>
    </style:style>
    <style:style style:name="P8" style:family="paragraph" style:parent-style-name="Table_20_Contents">
      <style:text-properties officeooo:rsid="004b8e12" officeooo:paragraph-rsid="0050ef50"/>
    </style:style>
    <style:style style:name="P9" style:family="paragraph" style:parent-style-name="Table_20_Contents">
      <style:text-properties officeooo:rsid="004d324c" officeooo:paragraph-rsid="004d324c"/>
    </style:style>
    <style:style style:name="P10" style:family="paragraph" style:parent-style-name="Table_20_Contents">
      <style:text-properties officeooo:rsid="004ef794" officeooo:paragraph-rsid="004ef794"/>
    </style:style>
    <style:style style:name="P11" style:family="paragraph" style:parent-style-name="Table_20_Contents">
      <style:text-properties officeooo:rsid="0050ef50" officeooo:paragraph-rsid="0050ef50"/>
    </style:style>
    <style:style style:name="P12" style:family="paragraph" style:parent-style-name="Table_20_Contents">
      <style:text-properties officeooo:rsid="00513a96" officeooo:paragraph-rsid="00513a96"/>
    </style:style>
    <style:style style:name="P13" style:family="paragraph" style:parent-style-name="Table_20_Contents">
      <style:text-properties fo:font-weight="bold" officeooo:rsid="004ac40e" officeooo:paragraph-rsid="004ac40e" style:font-weight-asian="bold" style:font-weight-complex="bold"/>
    </style:style>
    <style:style style:name="P14" style:family="paragraph" style:parent-style-name="Table_20_Contents">
      <style:text-properties officeooo:rsid="005430ac" officeooo:paragraph-rsid="005430ac"/>
    </style:style>
    <style:style style:name="P15" style:family="paragraph" style:parent-style-name="Table_20_Contents">
      <style:text-properties officeooo:rsid="005430ac" officeooo:paragraph-rsid="006256f6"/>
    </style:style>
    <style:style style:name="P16" style:family="paragraph" style:parent-style-name="Table_20_Contents">
      <style:text-properties officeooo:rsid="0055bb3a" officeooo:paragraph-rsid="0055bb3a"/>
    </style:style>
    <style:style style:name="P17" style:family="paragraph" style:parent-style-name="Table_20_Contents">
      <style:text-properties officeooo:rsid="00589766" officeooo:paragraph-rsid="00589766"/>
    </style:style>
    <style:style style:name="P18" style:family="paragraph" style:parent-style-name="Table_20_Contents">
      <style:text-properties officeooo:rsid="005c09a2" officeooo:paragraph-rsid="005c09a2"/>
    </style:style>
    <style:style style:name="P19" style:family="paragraph" style:parent-style-name="Table_20_Contents">
      <style:text-properties officeooo:rsid="005ec863" officeooo:paragraph-rsid="005ec863"/>
    </style:style>
    <style:style style:name="P20" style:family="paragraph" style:parent-style-name="Table_20_Contents">
      <style:text-properties officeooo:rsid="00624493" officeooo:paragraph-rsid="00624493"/>
    </style:style>
    <style:style style:name="P21" style:family="paragraph" style:parent-style-name="Table_20_Contents">
      <style:text-properties officeooo:rsid="006256f6" officeooo:paragraph-rsid="006256f6"/>
    </style:style>
    <style:style style:name="P22" style:family="paragraph" style:parent-style-name="Text_20_body">
      <style:text-properties fo:font-size="12pt" officeooo:rsid="0016a255" officeooo:paragraph-rsid="00202624" style:font-size-asian="12pt" style:font-size-complex="12pt"/>
    </style:style>
    <style:style style:name="P23" style:family="paragraph" style:parent-style-name="Text_20_body">
      <style:text-properties fo:font-size="12pt" officeooo:rsid="00173dc0" officeooo:paragraph-rsid="001cb2c0" style:font-size-asian="12pt" style:font-size-complex="12pt"/>
    </style:style>
    <style:style style:name="P24" style:family="paragraph" style:parent-style-name="Text_20_body">
      <style:text-properties fo:font-size="12pt" officeooo:rsid="001e96d5" officeooo:paragraph-rsid="001e96d5"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1" officeooo:rsid="0029c6e1" officeooo:paragraph-rsid="002ba9f4"/>
    </style:style>
    <style:style style:name="P39" style:family="paragraph" style:parent-style-name="Text_20_body">
      <style:text-properties style:font-name="Liberation Serif1" officeooo:rsid="007cb899" officeooo:paragraph-rsid="007d9774"/>
    </style:style>
    <style:style style:name="P40" style:family="paragraph" style:parent-style-name="Text_20_body">
      <style:text-properties officeooo:rsid="006f1bbb" officeooo:paragraph-rsid="006f1bbb"/>
    </style:style>
    <style:style style:name="P41" style:family="paragraph" style:parent-style-name="Text_20_body">
      <style:text-properties officeooo:rsid="008226b5" officeooo:paragraph-rsid="008226b5"/>
    </style:style>
    <style:style style:name="P42" style:family="paragraph" style:parent-style-name="Text_20_body">
      <style:text-properties officeooo:rsid="0070b254" officeooo:paragraph-rsid="0070b254"/>
    </style:style>
    <style:style style:name="P43" style:family="paragraph" style:parent-style-name="Text_20_body">
      <style:text-properties officeooo:rsid="0071d602" officeooo:paragraph-rsid="00755758"/>
    </style:style>
    <style:style style:name="P44" style:family="paragraph" style:parent-style-name="Text_20_body">
      <style:text-properties officeooo:paragraph-rsid="007b3025"/>
    </style:style>
    <style:style style:name="P45" style:family="paragraph" style:parent-style-name="Text_20_body">
      <style:text-properties officeooo:paragraph-rsid="007d9774"/>
    </style:style>
    <style:style style:name="P46" style:family="paragraph" style:parent-style-name="Text_20_body">
      <style:text-properties officeooo:paragraph-rsid="008226b5"/>
    </style:style>
    <style:style style:name="P47" style:family="paragraph" style:parent-style-name="Text_20_body">
      <style:text-properties officeooo:rsid="007cb899" officeooo:paragraph-rsid="007d9774"/>
    </style:style>
    <style:style style:name="P48" style:family="paragraph" style:parent-style-name="Text_20_body">
      <style:text-properties officeooo:rsid="008795b6" officeooo:paragraph-rsid="008795b6"/>
    </style:style>
    <style:style style:name="P49" style:family="paragraph" style:parent-style-name="Text_20_body">
      <style:paragraph-properties fo:break-before="page"/>
      <style:text-properties officeooo:rsid="008795b6" officeooo:paragraph-rsid="008795b6"/>
    </style:style>
    <style:style style:name="P50" style:family="paragraph" style:parent-style-name="Text_20_body">
      <style:text-properties officeooo:rsid="0094db5e" officeooo:paragraph-rsid="0094db5e"/>
    </style:style>
    <style:style style:name="P51" style:family="paragraph" style:parent-style-name="Text_20_body">
      <style:text-properties officeooo:paragraph-rsid="009d7665"/>
    </style:style>
    <style:style style:name="P52" style:family="paragraph" style:parent-style-name="Text_20_body">
      <style:text-properties officeooo:paragraph-rsid="009f3287"/>
    </style:style>
    <style:style style:name="P53" style:family="paragraph" style:parent-style-name="Title">
      <style:text-properties fo:font-size="20pt" officeooo:rsid="0016a255" officeooo:paragraph-rsid="00a1cd3b" style:font-size-asian="20pt" style:font-size-complex="20pt"/>
    </style:style>
    <style:style style:name="P54" style:family="paragraph" style:parent-style-name="Heading_20_1">
      <style:text-properties officeooo:rsid="00202624" officeooo:paragraph-rsid="00202624"/>
    </style:style>
    <style:style style:name="P55" style:family="paragraph" style:parent-style-name="Heading_20_2">
      <style:paragraph-properties fo:break-before="page"/>
      <style:text-properties officeooo:rsid="0021730c" officeooo:paragraph-rsid="0021730c"/>
    </style:style>
    <style:style style:name="P56" style:family="paragraph" style:parent-style-name="Heading_20_2">
      <style:text-properties officeooo:rsid="009052e2" officeooo:paragraph-rsid="00937c92"/>
    </style:style>
    <style:style style:name="P57" style:family="paragraph" style:parent-style-name="Heading_20_3">
      <style:text-properties officeooo:rsid="003bb467" officeooo:paragraph-rsid="0037e13b"/>
    </style:style>
    <style:style style:name="P58" style:family="paragraph" style:parent-style-name="Heading_20_3">
      <style:text-properties officeooo:rsid="0041f39d" officeooo:paragraph-rsid="003bb467"/>
    </style:style>
    <style:style style:name="P59" style:family="paragraph" style:parent-style-name="Heading_20_3">
      <style:text-properties officeooo:rsid="0041f39d" officeooo:paragraph-rsid="009bfcd1"/>
    </style:style>
    <style:style style:name="P60" style:family="paragraph" style:parent-style-name="Heading_20_3">
      <style:text-properties officeooo:rsid="00937c92" officeooo:paragraph-rsid="00937c92"/>
    </style:style>
    <style:style style:name="P61" style:family="paragraph" style:parent-style-name="Heading_20_4">
      <style:text-properties officeooo:rsid="0041f39d" officeooo:paragraph-rsid="0041f39d"/>
    </style:style>
    <style:style style:name="P62" style:family="paragraph" style:parent-style-name="Heading_20_4">
      <style:text-properties officeooo:rsid="006f1bbb" officeooo:paragraph-rsid="006f1bbb"/>
    </style:style>
    <style:style style:name="P63" style:family="paragraph" style:parent-style-name="Heading_20_4">
      <style:text-properties officeooo:rsid="00768461" officeooo:paragraph-rsid="00768461"/>
    </style:style>
    <style:style style:name="P64" style:family="paragraph" style:parent-style-name="Heading_20_4">
      <style:text-properties officeooo:rsid="008226b5" officeooo:paragraph-rsid="008226b5"/>
    </style:style>
    <style:style style:name="P65" style:family="paragraph" style:parent-style-name="Heading_20_4">
      <style:text-properties officeooo:rsid="009bfcd1" officeooo:paragraph-rsid="009bfcd1"/>
    </style:style>
    <style:style style:name="P66" style:family="paragraph" style:parent-style-name="Heading_20_4">
      <style:text-properties officeooo:rsid="00ad05cc" officeooo:paragraph-rsid="00ad05cc"/>
    </style:style>
    <style:style style:name="P67" style:family="paragraph" style:parent-style-name="Text_20_body" style:list-style-name="L1">
      <style:text-properties fo:font-size="12pt" officeooo:rsid="0016a255" officeooo:paragraph-rsid="0016a255" style:font-size-asian="12pt" style:font-size-complex="12pt"/>
    </style:style>
    <style:style style:name="P68" style:family="paragraph" style:parent-style-name="Text_20_body">
      <style:text-properties officeooo:rsid="009bfcd1" officeooo:paragraph-rsid="009d7665"/>
    </style:style>
    <style:style style:name="P69" style:family="paragraph" style:parent-style-name="Text_20_body">
      <style:text-properties officeooo:rsid="009f3287" officeooo:paragraph-rsid="009f3287"/>
    </style:style>
    <style:style style:name="P70" style:family="paragraph" style:parent-style-name="Text_20_body">
      <style:text-properties officeooo:paragraph-rsid="00a9bd53"/>
    </style:style>
    <style:style style:name="P71" style:family="paragraph" style:parent-style-name="Text_20_body">
      <style:text-properties officeooo:rsid="00a9bd53" officeooo:paragraph-rsid="00a9bd53"/>
    </style:style>
    <style:style style:name="P72" style:family="paragraph" style:parent-style-name="Text_20_body">
      <style:text-properties officeooo:rsid="00ab4e33" officeooo:paragraph-rsid="00ae3194"/>
    </style:style>
    <style:style style:name="P73" style:family="paragraph" style:parent-style-name="Text_20_body">
      <style:text-properties officeooo:rsid="00ab4e33" officeooo:paragraph-rsid="00af9b67"/>
    </style:style>
    <style:style style:name="P74" style:family="paragraph" style:parent-style-name="Text_20_body" style:list-style-name="L2">
      <style:text-properties officeooo:paragraph-rsid="00af9b67"/>
    </style:style>
    <style:style style:name="P75" style:family="paragraph" style:parent-style-name="Text_20_body" style:list-style-name="L2">
      <style:text-properties officeooo:paragraph-rsid="00b745e2"/>
    </style:style>
    <style:style style:name="P76" style:family="paragraph" style:parent-style-name="Text_20_body">
      <style:text-properties officeooo:rsid="00af9b67" officeooo:paragraph-rsid="00af9b67"/>
    </style:style>
    <style:style style:name="P77" style:family="paragraph" style:parent-style-name="Text_20_body">
      <style:text-properties officeooo:paragraph-rsid="00b85fb9"/>
    </style:style>
    <style:style style:name="P78" style:family="paragraph" style:parent-style-name="Text_20_body">
      <style:text-properties officeooo:rsid="00bd6260" officeooo:paragraph-rsid="00bd6260"/>
    </style:style>
    <style:style style:name="P79" style:family="paragraph" style:parent-style-name="Text_20_body">
      <style:text-properties officeooo:rsid="00c09fe2" officeooo:paragraph-rsid="00c09fe2"/>
    </style:style>
    <style:style style:name="P80" style:family="paragraph" style:parent-style-name="Text_20_body">
      <style:text-properties officeooo:rsid="00c09fe2" officeooo:paragraph-rsid="00c40122"/>
    </style:style>
    <style:style style:name="P81" style:family="paragraph" style:parent-style-name="Text_20_body">
      <style:text-properties officeooo:rsid="00c09fe2" officeooo:paragraph-rsid="00c5d5d8"/>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1"/>
    </style:style>
    <style:style style:name="T27" style:family="text">
      <style:text-properties style:font-name="Liberation Serif1" officeooo:rsid="0022bd42"/>
    </style:style>
    <style:style style:name="T28" style:family="text">
      <style:text-properties style:font-name="Liberation Serif1" officeooo:rsid="0025a86f"/>
    </style:style>
    <style:style style:name="T29" style:family="text">
      <style:text-properties style:font-name="Liberation Serif1" officeooo:rsid="0029c6e1"/>
    </style:style>
    <style:style style:name="T30" style:family="text">
      <style:text-properties style:font-name="Liberation Serif1" officeooo:rsid="002a64f0"/>
    </style:style>
    <style:style style:name="T31" style:family="text">
      <style:text-properties style:font-name="Liberation Serif1" officeooo:rsid="002ba9f4"/>
    </style:style>
    <style:style style:name="T32" style:family="text">
      <style:text-properties style:font-name="Liberation Serif1" officeooo:rsid="002c1869"/>
    </style:style>
    <style:style style:name="T33" style:family="text">
      <style:text-properties style:font-name="Liberation Serif1" officeooo:rsid="002cd63b"/>
    </style:style>
    <style:style style:name="T34" style:family="text">
      <style:text-properties style:font-name="Liberation Serif1" officeooo:rsid="002d871d"/>
    </style:style>
    <style:style style:name="T35" style:family="text">
      <style:text-properties style:font-name="Liberation Serif1" officeooo:rsid="002ee7b8"/>
    </style:style>
    <style:style style:name="T36" style:family="text">
      <style:text-properties style:font-name="Liberation Serif1" officeooo:rsid="002f7870"/>
    </style:style>
    <style:style style:name="T37" style:family="text">
      <style:text-properties style:font-name="Liberation Serif1" officeooo:rsid="00306244"/>
    </style:style>
    <style:style style:name="T38" style:family="text">
      <style:text-properties style:font-name="Liberation Serif1" officeooo:rsid="0030a11a"/>
    </style:style>
    <style:style style:name="T39" style:family="text">
      <style:text-properties style:font-name="Liberation Serif1" officeooo:rsid="00323073"/>
    </style:style>
    <style:style style:name="T40" style:family="text">
      <style:text-properties style:font-name="Liberation Serif1" officeooo:rsid="0033e868"/>
    </style:style>
    <style:style style:name="T41" style:family="text">
      <style:text-properties style:font-name="Liberation Serif1" officeooo:rsid="0035c5d4"/>
    </style:style>
    <style:style style:name="T42" style:family="text">
      <style:text-properties style:font-name="Liberation Serif1" officeooo:rsid="00364c1f"/>
    </style:style>
    <style:style style:name="T43" style:family="text">
      <style:text-properties style:font-name="Liberation Serif1" officeooo:rsid="0037e13b"/>
    </style:style>
    <style:style style:name="T44" style:family="text">
      <style:text-properties style:font-name="Liberation Serif1" officeooo:rsid="0050ef50"/>
    </style:style>
    <style:style style:name="T45" style:family="text">
      <style:text-properties style:font-name="Liberation Serif1" officeooo:rsid="0067fc57"/>
    </style:style>
    <style:style style:name="T46" style:family="text">
      <style:text-properties style:font-name="Liberation Serif1" officeooo:rsid="007cb899"/>
    </style:style>
    <style:style style:name="T47" style:family="text">
      <style:text-properties style:font-name="Liberation Serif1" officeooo:rsid="007d9774"/>
    </style:style>
    <style:style style:name="T48" style:family="text">
      <style:text-properties style:font-name="Liberation Serif1" officeooo:rsid="007ecc71"/>
    </style:style>
    <style:style style:name="T49" style:family="text">
      <style:text-properties style:font-name="Liberation Serif1" officeooo:rsid="008086b0"/>
    </style:style>
    <style:style style:name="T50" style:family="text">
      <style:text-properties style:font-name="Liberation Serif1" officeooo:rsid="0080ed33"/>
    </style:style>
    <style:style style:name="T51" style:family="text">
      <style:text-properties style:font-name="Liberation Serif1" officeooo:rsid="008226b5"/>
    </style:style>
    <style:style style:name="T52" style:family="text">
      <style:text-properties style:font-name="Liberation Serif1" officeooo:rsid="00ab6e16"/>
    </style:style>
    <style:style style:name="T53" style:family="text">
      <style:text-properties style:font-name="Liberation Serif1" officeooo:rsid="00ad05cc"/>
    </style:style>
    <style:style style:name="T54" style:family="text">
      <style:text-properties style:font-name="Liberation Serif1" officeooo:rsid="00ae3194"/>
    </style:style>
    <style:style style:name="T55" style:family="text">
      <style:text-properties style:font-name="Liberation Serif1" officeooo:rsid="00aed5b5"/>
    </style:style>
    <style:style style:name="T56" style:family="text">
      <style:text-properties style:font-name="Liberation Serif1" officeooo:rsid="00af9b67"/>
    </style:style>
    <style:style style:name="T57" style:family="text">
      <style:text-properties style:font-name="Liberation Serif1" fo:font-style="italic" officeooo:rsid="00af9b67" style:font-style-asian="italic" style:font-style-complex="italic"/>
    </style:style>
    <style:style style:name="T58" style:family="text">
      <style:text-properties style:font-name="Liberation Serif1" fo:font-style="normal" style:font-style-asian="normal" style:font-style-complex="normal"/>
    </style:style>
    <style:style style:name="T59" style:family="text">
      <style:text-properties style:font-name="Liberation Serif1" fo:font-style="normal" officeooo:rsid="00af9b67" style:font-style-asian="normal" style:font-style-complex="normal"/>
    </style:style>
    <style:style style:name="T60" style:family="text">
      <style:text-properties style:font-name="Liberation Serif1" fo:font-style="normal" officeooo:rsid="00ad05cc" style:font-style-asian="normal" style:font-style-complex="normal"/>
    </style:style>
    <style:style style:name="T61" style:family="text">
      <style:text-properties style:font-name="Liberation Serif1" fo:font-style="normal" officeooo:rsid="00b745e2" style:font-style-asian="normal" style:font-style-complex="normal"/>
    </style:style>
    <style:style style:name="T62" style:family="text">
      <style:text-properties style:font-name="Liberation Serif1" fo:font-style="normal" officeooo:rsid="00b85fb9" style:font-style-asian="normal" style:font-style-complex="normal"/>
    </style:style>
    <style:style style:name="T63" style:family="text">
      <style:text-properties style:font-name="Liberation Serif1" officeooo:rsid="00b548a5"/>
    </style:style>
    <style:style style:name="T64" style:family="text">
      <style:text-properties style:font-name="Liberation Serif1" officeooo:rsid="00b60345"/>
    </style:style>
    <style:style style:name="T65" style:family="text">
      <style:text-properties officeooo:rsid="001d5717"/>
    </style:style>
    <style:style style:name="T66" style:family="text">
      <style:text-properties officeooo:rsid="00202624"/>
    </style:style>
    <style:style style:name="T67" style:family="text">
      <style:text-properties officeooo:rsid="0022bd42"/>
    </style:style>
    <style:style style:name="T68" style:family="text">
      <style:text-properties officeooo:rsid="00276ecd"/>
    </style:style>
    <style:style style:name="T69" style:family="text">
      <style:text-properties officeooo:rsid="002780e1"/>
    </style:style>
    <style:style style:name="T70" style:family="text">
      <style:text-properties style:text-position="super 58%" style:font-name="Liberation Serif1" officeooo:rsid="0033e868"/>
    </style:style>
    <style:style style:name="T71" style:family="text">
      <style:text-properties style:text-position="0% 100%" style:font-name="Liberation Serif1" officeooo:rsid="0033e868"/>
    </style:style>
    <style:style style:name="T72" style:family="text">
      <style:text-properties style:text-position="0% 100%" style:font-name="Liberation Serif1" fo:font-style="italic" officeooo:rsid="0033e868" style:font-style-asian="italic" style:font-style-complex="italic"/>
    </style:style>
    <style:style style:name="T73" style:family="text">
      <style:text-properties style:text-position="0% 100%" style:font-name="Liberation Serif1" fo:font-style="normal" officeooo:rsid="0033e868" style:font-style-asian="normal" style:font-style-complex="normal"/>
    </style:style>
    <style:style style:name="T74" style:family="text">
      <style:text-properties style:text-position="0% 100%" style:font-name="Liberation Serif1" fo:font-style="normal" officeooo:rsid="0035c5d4" style:font-style-asian="normal" style:font-style-complex="normal"/>
    </style:style>
    <style:style style:name="T75" style:family="text">
      <style:text-properties officeooo:rsid="0043dccf"/>
    </style:style>
    <style:style style:name="T76" style:family="text">
      <style:text-properties officeooo:rsid="00452ef9"/>
    </style:style>
    <style:style style:name="T77" style:family="text">
      <style:text-properties officeooo:rsid="004b5045"/>
    </style:style>
    <style:style style:name="T78" style:family="text">
      <style:text-properties officeooo:rsid="0050ef50"/>
    </style:style>
    <style:style style:name="T79" style:family="text">
      <style:text-properties officeooo:rsid="00511624"/>
    </style:style>
    <style:style style:name="T80" style:family="text">
      <style:text-properties officeooo:rsid="00520147"/>
    </style:style>
    <style:style style:name="T81" style:family="text">
      <style:text-properties officeooo:rsid="0053c39d"/>
    </style:style>
    <style:style style:name="T82" style:family="text">
      <style:text-properties officeooo:rsid="0057b79c"/>
    </style:style>
    <style:style style:name="T83" style:family="text">
      <style:text-properties officeooo:rsid="005a5a46"/>
    </style:style>
    <style:style style:name="T84" style:family="text">
      <style:text-properties officeooo:rsid="005cda1b"/>
    </style:style>
    <style:style style:name="T85" style:family="text">
      <style:text-properties officeooo:rsid="0060be4d"/>
    </style:style>
    <style:style style:name="T86" style:family="text">
      <style:text-properties officeooo:rsid="006256f6"/>
    </style:style>
    <style:style style:name="T87" style:family="text">
      <style:text-properties officeooo:rsid="006cf92f"/>
    </style:style>
    <style:style style:name="T88" style:family="text">
      <style:text-properties officeooo:rsid="006d5100"/>
    </style:style>
    <style:style style:name="T89" style:family="text">
      <style:text-properties officeooo:rsid="006f1bbb"/>
    </style:style>
    <style:style style:name="T90" style:family="text">
      <style:text-properties officeooo:rsid="00707320"/>
    </style:style>
    <style:style style:name="T91" style:family="text">
      <style:text-properties officeooo:rsid="0070b254"/>
    </style:style>
    <style:style style:name="T92" style:family="text">
      <style:text-properties officeooo:rsid="00716ca9"/>
    </style:style>
    <style:style style:name="T93" style:family="text">
      <style:text-properties officeooo:rsid="0071d602"/>
    </style:style>
    <style:style style:name="T94" style:family="text">
      <style:text-properties officeooo:rsid="00755758"/>
    </style:style>
    <style:style style:name="T95" style:family="text">
      <style:text-properties officeooo:rsid="00768461"/>
    </style:style>
    <style:style style:name="T96" style:family="text">
      <style:text-properties fo:font-style="normal" fo:font-weight="normal" officeooo:rsid="00768461" style:font-style-asian="normal" style:font-weight-asian="normal" style:font-style-complex="normal" style:font-weight-complex="normal"/>
    </style:style>
    <style:style style:name="T97" style:family="text">
      <style:text-properties fo:font-style="normal" fo:font-weight="normal" officeooo:rsid="007cb899" style:font-style-asian="normal" style:font-weight-asian="normal" style:font-style-complex="normal" style:font-weight-complex="normal"/>
    </style:style>
    <style:style style:name="T98" style:family="text">
      <style:text-properties officeooo:rsid="00793b8d"/>
    </style:style>
    <style:style style:name="T99" style:family="text">
      <style:text-properties officeooo:rsid="007945b2"/>
    </style:style>
    <style:style style:name="T100" style:family="text">
      <style:text-properties officeooo:rsid="0079ac11"/>
    </style:style>
    <style:style style:name="T101" style:family="text">
      <style:text-properties officeooo:rsid="007b3025"/>
    </style:style>
    <style:style style:name="T102" style:family="text">
      <style:text-properties fo:font-size="12pt" officeooo:rsid="0016a255" style:font-size-asian="12pt" style:font-size-complex="12pt"/>
    </style:style>
    <style:style style:name="T103" style:family="text">
      <style:text-properties officeooo:rsid="007cb899"/>
    </style:style>
    <style:style style:name="T104" style:family="text">
      <style:text-properties officeooo:rsid="007d9774"/>
    </style:style>
    <style:style style:name="T105" style:family="text">
      <style:text-properties officeooo:rsid="0083d07e"/>
    </style:style>
    <style:style style:name="T106" style:family="text">
      <style:text-properties officeooo:rsid="00840ed7"/>
    </style:style>
    <style:style style:name="T107" style:family="text">
      <style:text-properties officeooo:rsid="0084e61d"/>
    </style:style>
    <style:style style:name="T108" style:family="text">
      <style:text-properties officeooo:rsid="00883930"/>
    </style:style>
    <style:style style:name="T109" style:family="text">
      <style:text-properties officeooo:rsid="00898a28"/>
    </style:style>
    <style:style style:name="T110" style:family="text">
      <style:text-properties officeooo:rsid="008a4e14"/>
    </style:style>
    <style:style style:name="T111" style:family="text">
      <style:text-properties officeooo:rsid="008b3954"/>
    </style:style>
    <style:style style:name="T112" style:family="text">
      <style:text-properties officeooo:rsid="008b39f8"/>
    </style:style>
    <style:style style:name="T113" style:family="text">
      <style:text-properties officeooo:rsid="008c4fe0"/>
    </style:style>
    <style:style style:name="T114" style:family="text">
      <style:text-properties officeooo:rsid="008dad21"/>
    </style:style>
    <style:style style:name="T115" style:family="text">
      <style:text-properties officeooo:rsid="008ec5e4"/>
    </style:style>
    <style:style style:name="T116" style:family="text">
      <style:text-properties officeooo:rsid="008f1a41"/>
    </style:style>
    <style:style style:name="T117" style:family="text">
      <style:text-properties officeooo:rsid="0094db5e"/>
    </style:style>
    <style:style style:name="T118" style:family="text">
      <style:text-properties officeooo:rsid="00966994"/>
    </style:style>
    <style:style style:name="T119" style:family="text">
      <style:text-properties officeooo:rsid="0097725f"/>
    </style:style>
    <style:style style:name="T120" style:family="text">
      <style:text-properties officeooo:rsid="00995617"/>
    </style:style>
    <style:style style:name="T121" style:family="text">
      <style:text-properties officeooo:rsid="0099ac32"/>
    </style:style>
    <style:style style:name="T122" style:family="text">
      <style:text-properties officeooo:rsid="0099eca3"/>
    </style:style>
    <style:style style:name="T123" style:family="text">
      <style:text-properties officeooo:rsid="009bc166"/>
    </style:style>
    <style:style style:name="T124" style:family="text">
      <style:text-properties officeooo:rsid="009bfcd1"/>
    </style:style>
    <style:style style:name="T125" style:family="text">
      <style:text-properties officeooo:rsid="009d7665"/>
    </style:style>
    <style:style style:name="T126" style:family="text">
      <style:text-properties officeooo:rsid="009f3287"/>
    </style:style>
    <style:style style:name="T127" style:family="text">
      <style:text-properties officeooo:rsid="00a1cd3b"/>
    </style:style>
    <style:style style:name="T128" style:family="text">
      <style:text-properties officeooo:rsid="00a39936"/>
    </style:style>
    <style:style style:name="T129" style:family="text">
      <style:text-properties style:font-name="Liberation Serif"/>
    </style:style>
    <style:style style:name="T130" style:family="text">
      <style:text-properties style:font-name="Liberation Serif" officeooo:rsid="00a3c63c"/>
    </style:style>
    <style:style style:name="T131" style:family="text">
      <style:text-properties style:font-name="Liberation Serif" officeooo:rsid="00a5a637"/>
    </style:style>
    <style:style style:name="T132" style:family="text">
      <style:text-properties style:font-name="Liberation Serif" officeooo:rsid="00a6f332"/>
    </style:style>
    <style:style style:name="T133" style:family="text">
      <style:text-properties style:font-name="Liberation Serif" officeooo:rsid="00a8e749"/>
    </style:style>
    <style:style style:name="T134" style:family="text">
      <style:text-properties style:font-name="Liberation Serif" officeooo:rsid="00a39936"/>
    </style:style>
    <style:style style:name="T135" style:family="text">
      <style:text-properties style:font-name="Liberation Serif" officeooo:rsid="00a9bd53"/>
    </style:style>
    <style:style style:name="T136" style:family="text">
      <style:text-properties style:font-name="Liberation Serif" officeooo:rsid="00ad05cc"/>
    </style:style>
    <style:style style:name="T137" style:family="text">
      <style:text-properties style:font-name="Liberation Serif" officeooo:rsid="00af9b67"/>
    </style:style>
    <style:style style:name="T138" style:family="text">
      <style:text-properties style:font-name="Liberation Serif" fo:font-style="normal" officeooo:rsid="00af9b67" style:font-style-asian="normal" style:font-style-complex="normal"/>
    </style:style>
    <style:style style:name="T139" style:family="text">
      <style:text-properties style:font-name="Liberation Serif" fo:font-style="normal" officeooo:rsid="00b745e2" style:font-style-asian="normal" style:font-style-complex="normal"/>
    </style:style>
    <style:style style:name="T140" style:family="text">
      <style:text-properties style:font-name="Liberation Serif" fo:font-style="normal" officeooo:rsid="00b85fb9" style:font-style-asian="normal" style:font-style-complex="normal"/>
    </style:style>
    <style:style style:name="T141" style:family="text">
      <style:text-properties style:font-name="Liberation Serif" fo:font-style="normal" officeooo:rsid="00be6729" style:font-style-asian="normal" style:font-style-complex="normal"/>
    </style:style>
    <style:style style:name="T142" style:family="text">
      <style:text-properties style:font-name="Liberation Serif" officeooo:rsid="00c40122"/>
    </style:style>
    <style:style style:name="T143" style:family="text">
      <style:text-properties style:font-name="Liberation Serif" officeooo:rsid="00c5d5d8"/>
    </style:style>
    <style:style style:name="T144" style:family="text">
      <style:text-properties officeooo:rsid="00a9bd5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127">V</text:span>an onderwijsvisie naar realisatie</text:p>
      <text:p text:style-name="P4"><text:span text:style-name="T1">Verwerkelijking binnen </text:span><text:span text:style-name="T2">vakken en projecten</text:span></text:p>
      <text:h text:style-name="P54" text:outline-level="1">Inleiding</text:h>
      <text:p text:style-name="P22">In hoofdstuk 5 van het “Opleidingsprofiel Technische Informatica” <text:span text:style-name="T88">(verder aan te duiden met OTI) </text:span>wordt een visie op onderwijs geschetst, gebaseerd op de volgende vijf uitgangspunten:</text:p>
      <text:list xml:id="list1226355886" text:style-name="L1">
        <text:list-item>
          <text:p text:style-name="P67">Studeren met plezier</text:p>
        </text:list-item>
        <text:list-item>
          <text:p text:style-name="P67">Studeren met nieuwsgierigheid</text:p>
        </text:list-item>
        <text:list-item>
          <text:p text:style-name="P67">Studeren binnen een contextrijke leeromgeving</text:p>
        </text:list-item>
        <text:list-item>
          <text:p text:style-name="P67">Studeren door te leren van en met andere studenten en docenten</text:p>
        </text:list-item>
        <text:list-item>
          <text:p text:style-name="P67">Studeren met eigenaarschap en verantwoordlijkheid</text:p>
        </text:list-item>
      </text:list>
      <text:p text:style-name="P23">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3"/>
      <text:p text:style-name="P23"><text:span text:style-name="T6">De voorbeelden zijn vrij ver uitgewerkt, ook weer om </text:span><text:span text:style-name="T65">ze zo concreet mogelijk te maken.</text:span><text:span text:style-name="T6"> Dat houdt niet in dat de </text:span><text:span text:style-name="T65">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4">Voor een heldere structuur wordt als indeling van dit document de splitsing in leerlijnen aangehouden. Echter <text:span text:style-name="T66">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é</text:span></text:p>
      <text:h text:style-name="P55" text:outline-level="2">Lift-project</text:h>
      <text:h text:style-name="P57" text:outline-level="3">Wat is het</text:h>
      <text:p text:style-name="P1">Het lift-project is op dit moment voor alle HR-TI studenten de eerste kennismaking met een stukje praktische vakinhoud. <text:span text:style-name="T67">Studenten bouwen met </text:span><text:span text:style-name="T68">hun halve </text:span><text:span text:style-name="T67">stamgroep een lift. </text:span><text:span text:style-name="T68">(Stamgroepen, bestaande uit ca. 8 studenten, zijn een middel om studenten te helpen aansluiting vinden bij studiegenoten.</text:span><text:span text:style-name="T69">)</text:span><text:span text:style-name="T68"> </text:span><text:span text:style-name="T67">Iedere student bouwt een verdieping, bestuurd door een Arduino Uno. Het gaat daarbij om een numerieke display, knoppen en het detecteren van de liftpositie.</text:span></text:p>
      <text:p text:style-name="P2"><text:span text:style-name="T67">Daarnaast is er een centrale besturing, eveneens een Arduino, die de verdiepingen co</text:span><text:span text:style-name="T8">ö</text:span><text:span text:style-name="T27">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27">ystematisch zoeken naar fouten, door hard- en software afzonderlijk te testen en de </text:span><text:span text:style-name="T28">mogelijke fout</text:span><text:span text:style-name="T27">oorzaken </text:span><text:span text:style-name="T8">één voor één te elimineren </text:span><text:span text:style-name="T14">is</text:span><text:span text:style-name="T8"> voor de meesten onbekend terrein. </text:span></text:p>
      <text:p text:style-name="P34"/>
      <text:p text:style-name="P3"><text:span text:style-name="T29">Er wordt vooral veel gekeken </text:span><text:span text:style-name="T45">naar </text:span><text:span text:style-name="T29">pin-nummers en </text:span><text:span text:style-name="T40">draadjes, bij dat laatste soms maar lang niet altijd geholpen door systematisch kleurgebruik</text:span><text:span text:style-name="T29">. </text:span><text:span text:style-name="T27">Het verschil tussen stroom en spanning, hoe je deze grootheden zou kunnen meten en waarom je dat zou doen is bij velen onbekend. </text:span><text:span text:style-name="T29">Dat er ergens in het gebouw universeelmeters liggen te wachten om dichter bij de foutoorzaak te komen is bij vrijwel geen enkele student in beeld. Dat ook een ledje met een serieweerstand je hierbij zou kunnen helpen is een goed bewaard geheim.</text:span></text:p>
      <text:p text:style-name="P38"/>
      <text:p text:style-name="P3"><text:span text:style-name="T30">Enerzijds </text:span><text:span text:style-name="T31">zou je kunnen zeggen dat </text:span><text:span text:style-name="T32">de uitgangspunten 4 en 5 hier vollop aan de orde kunnen komen. Anderzijds zitten sommigen wel erg lang in een impasse. Als je niet weet d</text:span><text:span text:style-name="T33">at er systematische manieren bestaan om fouten te traceren en dat er spullen en truukjes bestaan die je daarbij kunnen helpen, blijf je misschien worstelen zonder op het idee te komen </text:span><text:span text:style-name="T34">dat andere mensen je verder zouden kunnen helpen. </text:span><text:span text:style-name="T36">Je weet immers nog niet dat er een “verder” is. </text:span><text:span text:style-name="T35">Enige worsteling en spontaan ontwaken het eigen initiatief om een medestudent of docent om hulp te vragen is leerzaam. Een te lange </text:span><text:soft-page-break/><text:span text:style-name="T35">worsteling kan zowel ontmoedigend als tijdverspillend zijn. Het is een kwestie van balans.<text:line-break/><text:line-break/></text:span></text:p>
      <text:p text:style-name="P25"><text:span text:style-name="T26">Veel groepen maken een soort taakverdeling, op basis van veronderstelde aanleg. </text:span><text:span text:style-name="T38">Vaak</text:span><text:span text:style-name="T26"> is er wel </text:span><text:span text:style-name="T7">een student</text:span><text:span text:style-name="T26"> in het groepje die al eerder geprogrammeerd heeft. Deze </text:span><text:span text:style-name="T37">neemt</text:span><text:span text:style-name="T26"> dan </text:span><text:span text:style-name="T37">vaak </text:span><text:span text:style-name="T26">de </text:span><text:span text:style-name="T37">software</text:span><text:span text:style-name="T26"> </text:span><text:span text:style-name="T37">voor z’n rekening. Soms is dat alleen de centrale software, soms programmeert diezelfde student ook alle verdiepingen. Bij vragen van een docent over de voortgang van de software wordt dan naar deze persoon verwezen, </text:span><text:span text:style-name="T38">soms met enig ontzag.</text:span><text:span text:style-name="T37"> Ook hier zitten weer twee kanten aan. De taken verdelen is goed. Ieder op z’n eigen eiland is, </text:span><text:span text:style-name="T38">blijkens uitgangspunt 4, </text:span><text:span text:style-name="T37"><text:s/>niet de bedoeling</text:span><text:span text:style-name="T38">.</text:span></text:p>
      <text:p text:style-name="P26"><text:span text:style-name="T40">Het communicatieprotocol tussen de Arduino’s is een verhaal apart. Studenten focussen vrijwel zonder uitzondering op de technische details van I</text:span><text:span text:style-name="T70">2</text:span><text:span text:style-name="T71">C. De vraag </text:span><text:span text:style-name="T72">welke informatie</text:span><text:span text:style-name="T73"> de verdiepingen zouden moeten uitwisselen wordt pas in laatste instantie gesteld. Bij aanvan</text:span><text:span text:style-name="T74">g van de studie is dit begrijpelijk. Het heeft ook te maken met de instroom. We krijgen nu eenmaal niet alleen studenten met een (in aanleg) goed abstractievermogen. </text:span><text:span text:style-name="T73">Deze “details eerst” aanpak blijkt </text:span><text:span text:style-name="T74">echter </text:span><text:span text:style-name="T73">ook in hogere leerjaren nog door veel studenten te worden gevolgd, </text:span><text:span text:style-name="T74">waardoor men zich bijvoorbeeld bij het afstuderen helemaal commit aan een bepaald merk of type hardware, die soms niet of niet snel genoeg leverbaar blijkt.</text:span><text:span text:style-name="T73"> </text:span><text:span text:style-name="T74">Wat dat betreft zou er binnen de studie een constante aansporing moeten zijn, ontwerpproblemen wat meer vanuit een (zich ontwikkelende) helikopterview te benaderen.</text:span><text:span text:style-name="T38"><text:line-break/></text:span></text:p>
      <text:p text:style-name="P28"><text:span text:style-name="T38">E</text:span><text:span text:style-name="T26">n dan is er nog het aspect van de ge</text:span><text:span text:style-name="T7">ï</text:span><text:span text:style-name="T26">nvesteerde </text:span><text:span text:style-name="T42">aandacht, tijd en energie. Het liftproject is niet de enige studieactiviteit. Dat een bepaalde studieactiviteit even alle aandacht opeist is een bekend fenomeen. Het antwoord van een willekeurige student op de vraag waarom </text:span><text:span text:style-name="T44">z</text:span><text:span text:style-name="T42">ij dit of dat nog niet gedaan heeft, is vaak: eind van de week moet project zus of zo klaar zijn. </text:span><text:span text:style-name="T43">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38"><text:line-break/>Uiteindelijk ontstaat een lift die het wel of niet doet. Daarbinnen zijn er nuances. Liften die een enigszins efficiente volgorde van passagiers oppikken hanteren zijn in de minderheid. Liften die het helemaal niet doen gelukkig ook. </text:span><text:span text:style-name="T39">Al met al leren de meesten heel wat van dit project. </text:span><text:span text:style-name="T41">Een mooi project dus, met zowel technische als professional en interpersonal skills aspecten. De idee</text:span><text:span text:style-name="T15">ë</text:span><text:span text:style-name="T41">n die nu volgen betreffende het nog meer verwerken van de besproken onderwijsvisie kunnen er een nog mooier project van maken.</text:span></text:p>
      <text:h text:style-name="P58" text:outline-level="3">Het project door de bril van de 5 uitgangspunten</text:h>
      <text:h text:style-name="P61"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75">uit je bed </text:span><text:span text:style-name="T76">komen </text:span><text:span text:style-name="T75">en ergens heen </text:span><text:span text:style-name="T76">gaan </text:span><text:span text:style-name="T75">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26">nvloedbaar.</text:span></text:p>
      <text:p text:style-name="P31">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182825120784">
          <table:table-cell table:style-name="Table1.A1" office:value-type="string">
            <text:p text:style-name="P13">Stap</text:p>
          </table:table-cell>
          <table:table-cell table:style-name="Table1.A1" office:value-type="string">
            <text:p text:style-name="P13">Waarom</text:p>
          </table:table-cell>
          <table:table-cell table:style-name="Table1.C1" office:value-type="string">
            <text:p text:style-name="P13">Hoe</text:p>
          </table:table-cell>
        </table:table-row>
        <table:table-row table:style-name="TableLine94182826038512">
          <table:table-cell table:style-name="Table1.A2" office:value-type="string">
            <text:p text:style-name="P9">Eenduidig boven tafel krijgen van de vereisten aan het projectresultaat</text:p>
          </table:table-cell>
          <table:table-cell table:style-name="Table1.A2" office:value-type="string">
            <text:p text:style-name="P9">Helder vasleggen wat precies moet worden gemaakt</text:p>
          </table:table-cell>
          <table:table-cell table:style-name="Table1.C2" office:value-type="string">
            <text:p text:style-name="P9">Bestuderen en samenvatten van bestaande specificatie of, indien deze niet voor handen is, achterhalen en vastleggen ervan</text:p>
          </table:table-cell>
        </table:table-row>
        <table:table-row table:style-name="TableLine94182826040048">
          <table:table-cell table:style-name="Table1.A2" office:value-type="string">
            <text:p text:style-name="P10">Kiezen van principe-oplossingen om het projectresultaat te verkrijgen</text:p>
          </table:table-cell>
          <table:table-cell table:style-name="Table1.A2" office:value-type="string">
            <text:p text:style-name="P10">Zo’n principe-ontwerp maakt duidelijk welke taken er zoal zijn bij de realisatie ervan</text:p>
          </table:table-cell>
          <table:table-cell table:style-name="Table1.C2" office:value-type="string">
            <text:p text:style-name="P10">Samen creatief nadenken en overleggen, zodat gebruik wordt gemaakt van alle idee<text:span text:style-name="T7">ën binnen de groep</text:span></text:p>
          </table:table-cell>
        </table:table-row>
        <table:table-row table:style-name="TableLine94182826040880">
          <table:table-cell table:style-name="Table1.A2" office:value-type="string">
            <text:p text:style-name="P7">Inventariseren van kennis, vaardigheden en voorkeur Het bieden van enige sturende <text:soft-page-break/>begeleiding is in overeenstemming met niveau 1 van tabel 2 in het OTI.binnen de groep</text:p>
          </table:table-cell>
          <table:table-cell table:style-name="Table1.A2" office:value-type="string">
            <text:p text:style-name="P7">Zo kan men er voor zorgen dat ieder datgene doet waar <text:span text:style-name="T78">z</text:span>ij goed in is of wil worden</text:p>
          </table:table-cell>
          <table:table-cell table:style-name="Table1.C2" office:value-type="string">
            <text:p text:style-name="P11">Ieder <text:span text:style-name="T79">groepslid</text:span> geeft aan waar zij goed in is of wat zij wil leren.é</text:p>
          </table:table-cell>
        </table:table-row>
        <table:table-row table:style-name="TableLine94182826041824">
          <table:table-cell table:style-name="Table1.A2" office:value-type="string">
            <text:p text:style-name="P5">Inventariseren van taken binnen het project</text:p>
          </table:table-cell>
          <table:table-cell table:style-name="Table1.A2" office:value-type="string">
            <text:p text:style-name="P5">Zo kunnen deze taken worden verdeeld <text:span text:style-name="T77">onder de groepsleden</text:span></text:p>
          </table:table-cell>
          <table:table-cell table:style-name="Table1.C2" office:value-type="string">
            <text:p text:style-name="P6">Zoek taken waarvan het resultaat onafhankelijk kan worden getest</text:p>
          </table:table-cell>
        </table:table-row>
        <table:table-row table:style-name="TableLine94182826042848">
          <table:table-cell table:style-name="Table1.A2" office:value-type="string">
            <text:p text:style-name="P11">Verdelen van de taken</text:p>
          </table:table-cell>
          <table:table-cell table:style-name="Table1.A2" office:value-type="string">
            <text:p text:style-name="P11">Doorlooptijd verkleinen</text:p>
          </table:table-cell>
          <table:table-cell table:style-name="Table1.C2" office:value-type="string">
            <text:p text:style-name="P8">Elk groepslid geeft minimaal 2 voorkeurstaken aan. Uiteindelijk wordt in overleg besloten. De verdeling van taken over groepsleden hoeft niet 1 op 1 te zijn</text:p>
          </table:table-cell>
        </table:table-row>
        <table:table-row table:style-name="TableLine94182826043744">
          <table:table-cell table:style-name="Table1.A2" office:value-type="string">
            <text:p text:style-name="P7">Inventariseren van de benodigde hardware-onderdelen</text:p>
          </table:table-cell>
          <table:table-cell table:style-name="Table1.A2" office:value-type="string">
            <text:p text:style-name="P7">Het kan zijn dat niet alles op voorraad is. Sommige dingen moeten zelf worden gemaakt uit basismaterialen</text:p>
          </table:table-cell>
          <table:table-cell table:style-name="Table1.C2" office:value-type="string">
            <text:p text:style-name="P12">Opstellen van materialenlijst <text:span text:style-name="T80">met bron waar</text:span><text:span text:style-name="T81">uit</text:span><text:span text:style-name="T80"> deze kunnen worden betrokken </text:span><text:span text:style-name="T81">en, indien van toepassing,</text:span><text:span text:style-name="T80"> kosten</text:span></text:p>
          </table:table-cell>
        </table:table-row>
        <table:table-row table:style-name="TableLine94182826044688">
          <table:table-cell table:style-name="Table1.A2" office:value-type="string">
            <text:p text:style-name="P17"><text:span text:style-name="T83">Splitsen van het totale hardware systeem in</text:span> onafhankelijk testbare deelsystemen</text:p>
          </table:table-cell>
          <table:table-cell table:style-name="Table1.A2" office:value-type="string">
            <text:p text:style-name="P17">Het is dan snel duidelijk in welk deelsysteem “<text:span text:style-name="T87">het niet doet”</text:span></text:p>
          </table:table-cell>
          <table:table-cell table:style-name="Table1.C2" office:value-type="string">
            <text:p text:style-name="P18">Deelsystemen zo kiezen dat ze zo min mogelijk verweven zijn</text:p>
          </table:table-cell>
        </table:table-row>
        <table:table-row table:style-name="TableLine94182826045632">
          <table:table-cell table:style-name="Table1.A2" office:value-type="string">
            <text:p text:style-name="P14">Splitsen van de benodigde software in onderdelen</text:p>
          </table:table-cell>
          <table:table-cell table:style-name="Table1.A2" office:value-type="string">
            <text:p text:style-name="P14">Zo kan aan die onderdelen onafhankelijk worden gewerkt en kunnen ze onafhankelijk worden getest</text:p>
          </table:table-cell>
          <table:table-cell table:style-name="Table1.C2" office:value-type="string">
            <text:p text:style-name="P16">Maak de splitsing zo dat de onderdelen zo min mogelijk met elkaar verweven zijn</text:p>
          </table:table-cell>
        </table:table-row>
        <table:table-row table:style-name="TableLine94182826046496">
          <table:table-cell table:style-name="Table1.A2" office:value-type="string">
            <text:p text:style-name="P17">Vervaardiging en individueel testen van hardware-<text:span text:style-name="T84">deelsystemen</text:span></text:p>
          </table:table-cell>
          <table:table-cell table:style-name="Table1.A2" office:value-type="string">
            <text:p text:style-name="P19">Een systeem dat uit betrouwbare deelsystemen wordt opgebouwd is meestal zelf ook betrouwbaar</text:p>
          </table:table-cell>
          <table:table-cell table:style-name="Table1.C2" office:value-type="string">
            <text:p text:style-name="P19">Gebruik van test-hulpmidd<text:span text:style-name="T85">e</text:span>len zoals een universeelmeter</text:p>
          </table:table-cell>
        </table:table-row>
        <table:table-row table:style-name="TableLine94182826047440">
          <table:table-cell table:style-name="Table1.A2" office:value-type="string">
            <text:p text:style-name="P20">Testen van de hardware als geheel</text:p>
          </table:table-cell>
          <table:table-cell table:style-name="Table1.A2" office:value-type="string">
            <text:p text:style-name="P20">Zo verkrijgt men een stevige basis waarop in een volgende stap de software kan worden getest</text:p>
          </table:table-cell>
          <table:table-cell table:style-name="Table1.C2" office:value-type="string">
            <text:p text:style-name="P20">Dit kan door rechtstreeks de I/O van de besturing(en) in te lezen en aan te sturen met behulp van <text:span text:style-name="T87">een</text:span> eenvoudig testprogram<text:span text:style-name="T87">maprint (type (ship) .__name__, ship.name, ship.length, ship.orientation)</text:span></text:p>
          </table:table-cell>
        </table:table-row>
        <table:table-row table:style-name="TableLine94182826048384">
          <table:table-cell table:style-name="Table1.A2" office:value-type="string">
            <text:p text:style-name="P21">Testen van delen van de software op de grondig geteste hardware (unittest)</text:p>
          </table:table-cell>
          <table:table-cell table:style-name="Table1.A2" office:value-type="string">
            <text:p text:style-name="P15"><text:span text:style-name="T86">Zo</text:span> wordt <text:span text:style-name="T82">snel</text:span> duidelijk waar <text:span text:style-name="T82">eventuele </text:span>fouten zitten</text:p>
          </table:table-cell>
          <table:table-cell table:style-name="Table1.C2" office:value-type="string">
            <text:p text:style-name="P21">De diverse software-onderdelen aansturen via speciale, eenvoudige test-code</text:p>
          </table:table-cell>
        </table:table-row>
        <table:table-row table:style-name="TableLine94182826049328">
          <table:table-cell table:style-name="Table1.A2" office:value-type="string">
            <text:p text:style-name="P21">Testen van de samengevoegde software op de samengevoegde hardware (integratietest)</text:p>
          </table:table-cell>
          <table:table-cell table:style-name="Table1.A2" office:value-type="string">
            <text:p text:style-name="P21">Hiermee wordt een correcte samenwerking tussen alle delen getest</text:p>
          </table:table-cell>
          <table:table-cell table:style-name="Table1.C2" office:value-type="string">
            <text:p text:style-name="P21">Stel een testplan op aan de hand van de vereisten, voer dit stap voor stap uit en leg de resultaten vast</text:p>
          </table:table-cell>
        </table:table-row>
        <table:table-row table:style-name="TableLine94182826050272">
          <table:table-cell table:style-name="Table1.A2" office:value-type="string">
            <text:p text:style-name="P21">Opstellen gebruiksdocumentatie</text:p>
          </table:table-cell>
          <table:table-cell table:style-name="Table1.A2" office:value-type="string">
            <text:p text:style-name="P21">Een gebruiker moet weten hoe hij het systeem kan bedienen</text:p>
          </table:table-cell>
          <table:table-cell table:style-name="Table1.C2" office:value-type="string">
            <text:p text:style-name="P21">Bekijk het systeem vanuit het standpunt van een gebruiker zonder technische kennis</text:p>
          </table:table-cell>
        </table:table-row>
      </table:table>
      <text:p text:style-name="P35"/>
      <text:p text:style-name="P37"><text:soft-page-break/><text:span text:style-name="T89">Een dergelijk</text:span><text:span text:style-name="T87">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88">Zo krijgen</text:span> de studenten enige steun bij het aanpakken van het project <text:span text:style-name="T88">en verminder</text:span><text:span text:style-name="T89">t</text:span><text:span text:style-name="T88"> de frustratie</text:span>, maar <text:span text:style-name="T88">blijven de uitdaging en het plezier van de overwinning volop bestaan.</text:span></text:p>
      <text:h text:style-name="P62" text:outline-level="4">2. Studeren met nieuwsgierigheid</text:h>
      <text:p text:style-name="P40">Sommige studenten zijn van nature nieuwsgierig. <text:span text:style-name="T90">Anderen zijn vooral gefocust op het snel en succesvol afronden van de studie. Dat mag, maar zonder nieuwsgierigheid worden veel kansen op het zich eigen maken van kennis gemist. Er ontstaat dan een patroon van kortstondige inspanning om </text:span><text:span text:style-name="T91">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42">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92">project 1, op dit moment het lift-project,</text:span> zijn er mogelijkheden om de nieuwsgierigheid expliciet te stimuleren. <text:span text:style-name="T92">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93">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43">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94">fenomeen “lift”</text:span> is wel een manier om juist de studenten met een meer praktische insteek aan te spreken. <text:span text:style-name="T94">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63" text:outline-level="4">4. Een contextrijke leeromgeving</text:h>
      <text:p text:style-name="P44"><text:span text:style-name="T96">Plezier, nieuwsgierigheid en contextrijkheid gaan hand in hand. Juist studenten bij wie de pure </text:span><text:span text:style-name="T97">techniek</text:span><text:span text:style-name="T96">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95">Leren uit interesse gaat nu eenmaal veel soepeler dan leren “omdat het moet”. Studenten vellen een snel en automatisch een oordeel: “bal</text:span><text:span text:style-name="T116">l</text:span><text:span text:style-name="T95">ast” of “lading”. En wie ze ballast </text:span><text:span text:style-name="T116">(in hun ogen)</text:span><text:span text:style-name="T95"> probeert op te dringen, raakt onvermijdelijk teleurgesteld. </text:span><text:span text:style-name="T98">Niet dat alle studenten echt kunnen beoordelen wat ba</text:span><text:span text:style-name="T101">l</text:span><text:span text:style-name="T98">last is en wat niet. Daarvoor weten velen nog te weinig van de beroepsprakijk. </text:span><text:span text:style-name="T101">Deze beperking komt aan de orde bij uitgangspunt 5: </text:span><text:span text:style-name="T102">Studeren met eigenaarschap en verantwoordlijkheid.</text:span></text:p>
      <text:p text:style-name="P45"><text:span text:style-name="T100">De b</text:span><text:span text:style-name="T99">eroepspraktijk </text:span><text:span text:style-name="T100">is een deel van de context. Immers, producten spelen niet alleen een rol in het leven van consumenten, maar ook van producenten. </text:span><text:span text:style-name="T103">Hoe meer context bij een project wordt geboden, des te meer zal het een brede groep studenten aanspreken.</text:span></text:p>
      <text:p text:style-name="P45"/>
      <text:p text:style-name="P47">Twee kanttekeningen:</text:p>
      <text:p text:style-name="P45"><text:span text:style-name="T103">Ten eerste zijn er natuurlijk grenzen. Context zonder een significante hoeveelheid harde, technische inhoud mag dan nuttig zijn, onder de vlag </text:span><text:span text:style-name="T104">van </text:span><text:span text:style-name="T103">Technische Informatica hoort het bijbrengen van zulke harde technische kennis en vaardigheden nu eenmaal tot de lading. Voor puur maatschappelijk of bedrijfskundig ge</text:span><text:span text:style-name="T23">ï</text:span><text:span text:style-name="T46">nteresseerden zijn er andere studies.</text:span></text:p>
      <text:p text:style-name="P39"/>
      <text:p text:style-name="P46"><text:span text:style-name="T47">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47">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47">nteerde, programmeerstijl met een helder, goed gedocumenteerd ontwerp. Of om een elegant protocol, waarbij </text:span><text:span text:style-name="T48">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49">Zoals besproken sluiten context en technische verdieping elkaar niet uit. Ze versterken elkaar eerder. Het meenemen van meer context vergroot de mogelijkheden tot verdieping. De voorgestelde </text:span><text:span text:style-name="T50">uitbreidingen van het materiaal met zowel een bredere context van het fenomeen lift als verdieping aan de hand van bijvoorbeeld de gedane suggesties </text:span><text:span text:style-name="T51">voor “extra’s” </text:span><text:span text:style-name="T50">vormen een eenmalige investering in het project.</text:span></text:p>
      <text:p text:style-name="P46"><text:span text:style-name="T50">Daarnaast is aandacht van de docenten voor de context nodig, ook als dat niet hun eigen primaire interesse is. </text:span><text:span text:style-name="T51">Van belang is daarbij dat niet te gauw wordt aangenomen dat een aspect van een echte lift “er voor het project niet toe doet”. Dat is de visie van een techicus pur-sang, sommige studenten hebben dezelfde focus, anderen varen wel bij meer context. </text:span><text:span text:style-name="T50">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64" text:outline-level="4">5. Studeren met eigenaarschap en verantwoordelijkheid</text:h>
      <text:p text:style-name="P41">Dit is bij project 1 <text:span text:style-name="T105">voor </text:span><text:span text:style-name="T107">een </text:span><text:span text:style-name="T105">deel van de studenten een beginnend “</text:span>werk in uitvoering”. <text:span text:style-name="T105">Op de</text:span><text:span text:style-name="T48"> </text:span><text:span text:style-name="T105"><text:s/>middelbare school wordt je over het algemeen eenduidig vertelt wat je moet doen. De enige verantwoordelijkheid is dat je d</text:span><text:span text:style-name="T107">at ook werkelijk min of meer doet</text:span><text:span text:style-name="T105">.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06">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48">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08">Op die manier komen ze in een positieve spiraal: Ik kan dit zelf, ik kan mijzelf managen. </text:span><text:span text:style-name="T109">De hoofdrol is hier weggelegd voor SLC (Studie Loopbaan Coaching). Studenten worden zoveel mogelijk losgelaten maar zijn wel in beeld.<text:line-break/><text:line-break/></text:span><text:span text:style-name="T110">Echt eigenaarschap is voor een deel van de studenten nog te veel gevraagd. </text:span><text:span text:style-name="T111">Naast het aanleren ervan m</text:span><text:span text:style-name="T112">ogen er daarom in project 1 ook externe prikkels zijn. Een voorbeeld daarvan zijn tussendoelen met bijbehorende deadlines. Een ander voorbeeld is, dat er eisen worden gesteld aan de taakverdeling, om te zorgen dat er geen “meelop</text:span><text:span text:style-name="T113">ende wielen” zijn. Zo mag geeist worden dat alle groepsleden tenminste passieve kennis hebben van wat de anderen hebben gemaakt. Dus, specifiek, ook iemand die de software niet zelf geschreven heeft, </text:span><text:span text:style-name="T114">dient</text:span><text:span text:style-name="T113"> deze regel voor regel te kunnen uitleggen. </text:span><text:span text:style-name="T114">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15">15 a 20 minuten per groep</text:span><text:span text:style-name="T114"> is echt het minimum. Daarbij moeten ook individuele vragen gesteld worden, </text:span><text:span text:style-name="T115">waarbij de anderen niet “voorzeggen”. </text:span><text:span text:style-name="T117">Dit is niet alleen controle maar ook zorgen dat studenten zich gezien voelen.éé</text:span></text:p>
      <text:p text:style-name="P49"/>
      <text:h text:style-name="P56" text:outline-level="2" text:is-list-header="true">Het bank-project</text:h>
      <text:h text:style-name="P60" text:outline-level="3">Wat is <text:s/>het</text:h>
      <text:p text:style-name="P50">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18">en makkelijker te manipuleren?</text:span><text:line-break/><text:line-break/>De kast van de uitgifte-automaat is een geliefd <text:span text:style-name="T118">doelwit</text:span> voor lasercutters, 3D printers, lijmpistolen en ander gerei. Daarnaast worden de meeste automaten met zichtbaar plezier voorzien van grappige namen en logo’s.<text:line-break/><text:line-break/><text:span text:style-name="T118">Ieder groepje studenten maakt een bank. Omdat banken met elkaar moeten communiceren is overleg tussen de groepjes over het communicatie-protocol nodig. Vaak neemt een beperkt aantal studenten hierin het voor</text:span><text:span text:style-name="T119">touw. Dat is conform de rea</text:span><text:span text:style-name="T120">liteit. Ook in het “echt” worden dergelijke zaken niet beslist in een brede maatschappelijke disussie.<text:line-break/><text:line-break/></text:span><text:span text:style-name="T121">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22">De afsluiting van het project is ee</text:span><text:span text:style-name="T123">n</text:span><text:span text:style-name="T122"> happening die gekenmerkt wordt door een combinatie van serieuze spanning en plezier. Studenten mogen proberen elkaars bank te hacken en de robuustheid geldautomaten worden op diverse wijzen op de proef gesteld. </text:span><text:span text:style-name="T123">Techniek- en skillsdocenten lopen rond om het resultaat te beoordelen. Een groot deel van de verdieping is gevuld met leven en gedoe, draadjes, schermpjes. De TI-sfeer op z’n best.</text:span></text:p>
      <text:h text:style-name="P59" text:outline-level="3">Het project door de bril van de 5 uitgangspunten</text:h>
      <text:h text:style-name="P65" text:outline-level="4">1. Studeren met plezier</text:h>
      <text:p text:style-name="P51"><text:span text:style-name="T124">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24">een serieus doel, beoordeling, uiteindelijke na een eventuele verbeterslag uitmondend in het al dan niet behalen van studiepunten.</text:span></text:p>
      <text:p text:style-name="P68">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52"><text:line-break/><text:span text:style-name="T125">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26">vergroot de kans op</text:span><text:span text:style-name="T125"> studiesucces.</text:span></text:p>
      <text:p text:style-name="P52"><text:span text:style-name="T125">Aanwezig zijn, meegenomen wor</text:span><text:span text:style-name="T126">d</text:span><text:span text:style-name="T125">en in de stroom, informeel contact met inbreng van pril, maar groeiend eigen vakmanschap, <text:s/></text:span><text:span text:style-name="T126">het </text:span><text:span text:style-name="T125">zijn allemaal zaken d</text:span><text:span text:style-name="T126">ie net zo belangrijk zijn als de techniek omdat ze een opstap zijn naar plezier in je werk, iets dat nauwelijks op waarde valt te schatten.</text:span></text:p>
      <text:p text:style-name="P69">Voor de nuttigheidsdenkers: Wie met plezier werkt, levert over het algemeen ook goede resultaten af. Motivatie en inzet zijn hier de sleutelwoorden. Die motivatie is intrinsiek, komt voort uit de activiteit zelf. Een betere motivatie is er niet.</text:p>
      <text:p text:style-name="P70"><text:span text:style-name="T128">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144">t en de schermdialogen eenduidig zijn, </text:span><text:span text:style-name="T128">wordt ook bij oppervlakkige beschouwing duidelijk. Dat </text:span><text:span text:style-name="T134">één en ander doet wat het moet doen blijkt ook bij de demo.<text:line-break/><text:line-break/>Het verschil tussen goed gestructureerde, helder geschreven software en een kluwe veredelde spaghetti is minder zichtbaar. </text:span><text:span text:style-name="T130">Toch is dit aspect iets waar</text:span><text:span text:style-name="T135">in</text:span><text:span text:style-name="T130"> </text:span><text:span text:style-name="T135">de betreffende studenten</text:span><text:span text:style-name="T130"> kennis, energie en vaardigheden hebben geïnvesteerd. Het </text:span><text:span text:style-name="T135">draagt bij</text:span><text:span text:style-name="T130"> aan hun studieplezier als ook deze inspanning wordt gezien en beloond, in woorden en becijfering. </text:span><text:span text:style-name="T131">De aanbeveling is om, voor zover dat al niet gedaan wordt, hier expliciet aandacht aan te besteden bij alle groepen. </text:span><text:span text:style-name="T132">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135">alle </text:span><text:span text:style-name="T132">aspecten die de docent opvallen, zowel positief als negatief. De bevindingen hierbij maken deel uit van het </text:span><text:span text:style-name="T135">eindoordeel.</text:span><text:span text:style-name="T132"><text:line-break/><text:line-break/>Op deze manier oog hebben voor wat zich onder de oppervlakte van het projectresultaat bevindt, maakt </text:span><text:soft-page-break/><text:span text:style-name="T132">dat de </text:span><text:span text:style-name="T133">student zich ook in de </text:span><text:span text:style-name="T132">inspanning </text:span><text:span text:style-name="T133">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135">nodig is</text:span><text:span text:style-name="T133">. Dit draagt bij aan een “high-trust” society, waarin niet enorm veel menskracht </text:span><text:span text:style-name="T135">en andere middelen</text:span><text:span text:style-name="T133"> hoe</text:span><text:span text:style-name="T135">ven</text:span><text:span text:style-name="T133"> te worden verspilt aan voortdurende controle.</text:span></text:p>
      <text:p text:style-name="P70"><text:a xlink:type="simple" xlink:href="https://en.wikipedia.org/wiki/High_trust_and_low_trust_societies" text:style-name="Internet_20_link" text:visited-style-name="Visited_20_Internet_20_Link"><text:span text:style-name="T135">https://en.wikipedia.org/wiki/High_trust_and_low_trust_societies</text:span></text:a></text:p>
      <text:p text:style-name="P71"><text:span text:style-name="T7">De gewoonte, ook aandacht te besteden aan wat niet direct zichtbaar is, leidt naar zelfrespect, en daarmee ook weer naar plezier, niet alleen in de studie, maar ook later in het dagelijks werk.</text:span></text:p>
      <text:h text:style-name="Heading_20_4" text:outline-level="4">2. Studeren met nieuwsgierigheid</text:h>
      <text:p text:style-name="P79">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7">ï</text:span><text:span text:style-name="T26">tief en op basis van eigen ervaring met bijvoorbeeld games. Of ze kopi</text:span><text:span text:style-name="T7">ë</text:span><text:span text:style-name="T26">ren vrijwel </text:span><text:span text:style-name="T7">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81"><text:span text:style-name="T7">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span></text:p>
      <text:p text:style-name="P81"><text:span text:style-name="T7">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143">GUI-</text:span><text:span text:style-name="T7">richtlijnen niet voor te kauwen. Echter als de studenten niet weten dat ze bestaan kunnen ze ook niet nieuwsgierig zijn naar wat deze richtlijnen inhouden. Een kleine hint in het cursusmateriaal is voldoende.<text:line-break/><text:line-break/></text:span><text:span text:style-name="T142">Het zelfde geldt voor de veiligheidseisen. Als je niet weet dat er PCI-eisen aan betaalautomaten bestaan, kun je ook niet nieuwsgierig zijn naar wat deze inhouden.<text:line-break/><text:line-break/></text:span><text:soft-page-break/><text:span text:style-name="T142">En hoe zit ‘t trouwens met toegankelijkheid voor rolstoelers en visueel gehandicapten. Voor al deze zaken bestaan er richtlijnen. De kans dat de student hier spontaan naar op zoek gaat is vrijwel nul. Echter een kleine hint is ook hier weer voldoende </text:span><text:span text:style-name="T143">om de nieuwsgierigheid te wekken.</text:span></text:p>
      <text:p text:style-name="P80"><text:span text:style-name="T142">Tip voor dit project dus: Tipje van de sluier!</text:span></text:p>
      <text:h text:style-name="P66" text:outline-level="4">3. Een contextrijke leeromgeving</text:h>
      <text:p text:style-name="P72">De wereld van de financi<text:span text:style-name="T7">ë</text:span><text:span text:style-name="T26">le instellingen is een andere wereld dan die van de gemiddelde </text:span><text:span text:style-name="T54">TI-student</text:span><text:span text:style-name="T26">, </text:span><text:span text:style-name="T52">een wereld met z’n eigen terminologie, logica en mores. Het is een wereld die tijdens de borrel en in de pers meestal negatief aan de orde komt. Tenslotte, wat gebeurt er precies in die grote gebouwen met veel marmer en mensen in pak? </text:span><text:span text:style-name="T54">Wie zich er ook maar enigszins in verdiept, weet dat onze</text:span><text:span text:style-name="T52"> maatschappij niet </text:span><text:span text:style-name="T54">zou </text:span><text:span text:style-name="T52">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53">land en ander </text:span><text:span text:style-name="T52">seizoen worden aangeboden. </text:span><text:span text:style-name="T53">Geld als opslag </text:span><text:span text:style-name="T54">en transportmiddel </text:span><text:span text:style-name="T53">van waarde is ontstaan uit een behoefte. Voor veel afgeleide financi</text:span><text:span text:style-name="T136">ë</text:span><text:span text:style-name="T53">le producten geldt een vergelijkbaar verhaal, dat weinig bekend is buiten een kring van insiders. </text:span><text:span text:style-name="T54">Hier ligt bij het bankproject een kans.</text:span></text:p>
      <text:p text:style-name="P73"><text:span text:style-name="T54">Je best doen voor een projectresultaat dat </text:span><text:span text:style-name="T55">betrekking heeft op een onbekende of zelfs afkeurenswaardige werel</text:span><text:span text:style-name="T56">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63">okee</text:span><text:span text:style-name="T56">. Maar er zijn meer nuttige instellingen dan ziekenhuizen en revalidatie-centra alleen. Banken horen daarbij. Daarbij kan het gaan over micro-kredieten of co</text:span><text:span text:style-name="T137">ö</text:span><text:span text:style-name="T56">peratieve instellingen of over de meer traditionele banken die hier deel uitmaken van het financi</text:span><text:span text:style-name="T137">ë</text:span><text:span text:style-name="T56">le raderwerk.<text:line-break/></text:span></text:p>
      <text:p text:style-name="P73"><text:span text:style-name="T56">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64">d</text:span><text:span text:style-name="T56">jes is een fenomeen waarop je helaas lang moet wachten.<text:line-break/></text:span></text:p>
      <text:p text:style-name="P73"><text:span text:style-name="T56">Om dit project context-rijker te maken zijn kan bijvoorbeeld een spreker uit de banken-wereld worden uitgenodigd. Dit kan iemand zijn met financi</text:span><text:span text:style-name="T137">ë</text:span><text:span text:style-name="T56">le of technische kennis of allebei.</text:span></text:p>
      <text:p text:style-name="P76"><text:span text:style-name="T56">V</text:span><text:span text:style-name="T26">oorbeelden:</text:span></text:p>
      <text:list xml:id="list2029063115" text:style-name="L2">
        <text:list-item>
          <text:p text:style-name="P74"><text:span text:style-name="T56">Een werknemer van een pin-automaten fabriek (die ongetwijfeld heel veel niet mag vertellen, maar hopelijk ook sommige dingen wel).</text:span></text:p>
        </text:list-item>
        <text:list-item>
          <text:p text:style-name="P74"><text:soft-page-break/><text:span text:style-name="T56">Een financi</text:span><text:span text:style-name="T137">ë</text:span><text:span text:style-name="T56">el medewerker van een bank die kan vertellen wat er precies gebeurt als iemand in Spanje geldt opneemt van een rekening in Nederland.</text:span></text:p>
        </text:list-item>
        <text:list-item>
          <text:p text:style-name="P74"><text:span text:style-name="T56">Iemand die, binnen de grenzen van z’n non-disclosure agreement, kan vertellen hoe betalingsverkeer over WAN’s of Internet nu </text:span><text:span text:style-name="T57">echt </text:span><text:span text:style-name="T59">beveiligd wordt.</text:span></text:p>
        </text:list-item>
        <text:list-item>
          <text:p text:style-name="P75"><text:span text:style-name="T59">Een financi</text:span><text:span text:style-name="T138">ë</text:span><text:span text:style-name="T59">el expert die een wat genuanceerder licht kan laten schijnen op het verschijnsel bank, tussen de uitersten “dievenbende” en “de glamour van het grote geld” in. De bank als maatschappelijke dienstverlener</text:span><text:span text:style-name="T60">.</text:span></text:p>
        </text:list-item>
      </text:list>
      <text:p text:style-name="P78"><text:span text:style-name="T60">E</text:span><text:span text:style-name="T58">en excursie is een andere mogelijkheid. Het is dan wel belangrijk dat ook echt een inkijkje wordt gegund dat verder gaat dan een gepolijst verhaal door een voorlichter.</text:span></text:p>
      <text:p text:style-name="P77"><text:span text:style-name="T61">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span></text:p>
      <text:p text:style-name="P77"><text:span text:style-name="T61">D</text:span><text:span text:style-name="T62">eze technische tunnelvisie is beperkend voor de ontplooiing van de student. Immers onbekend maakt onbemind. Met techniek als startpunt kan er bij een project een tot dan toe onbekende wereld voor iemand open gaan. </text:span><text:span text:style-name="T61">Als we </text:span><text:span text:style-name="T62">de student willen helpen bij het realiseren van z’n potentieel</text:span><text:span text:style-name="T61">, dan hoort de context waar mogelijk in beeld gebracht te worden. Natuurlijk niet ten koste van fundamentele technisch-inhoudelijke kennis en vaardigheden. Maar het</text:span><text:span text:style-name="T139"> één sluit het ander niet uit. Het bankproject is wat dat betreft één </text:span><text:span text:style-name="T140">van de </text:span><text:span text:style-name="T139">kans</text:span><text:span text:style-name="T140">en die zich voordoen om de student te leren op te kijken van z’n printplaat of monitor en z’n voordeel te doen met wat </text:span><text:span text:style-name="T141">hij om zich heen </text:span><text:span text:style-name="T140">ziet.</text:span></text:p>
      <text:p text:style-name="P77"><text:span text:style-name="T6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4T17:22:25.784249001</dc:date>
    <meta:editing-duration>PT8H38M31S</meta:editing-duration>
    <meta:editing-cycles>115</meta:editing-cycles>
    <meta:generator>LibreOffice/7.3.3.2$Linux_X86_64 LibreOffice_project/30$Build-2</meta:generator>
    <meta:document-statistic meta:table-count="1" meta:image-count="0" meta:object-count="0" meta:page-count="14" meta:paragraph-count="119" meta:word-count="6063" meta:character-count="38435" meta:non-whitespace-character-count="32454"/>
  </office:meta>
</office:document-meta>
</file>